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0.76cm" fo:min-width="4.051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2.311cm" fo:min-width="6.50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963cm" fo:min-width="2.991cm" fo:padding-top="0.139cm" fo:padding-bottom="0.139cm" fo:padding-left="0.264cm" fo:padding-right="0.264cm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2cm" draw:marker-end="Arrowheads_20_3" draw:marker-end-width="0.342cm" draw:fill="none" draw:fill-color="#729fcf" draw:textarea-vertical-align="middle" fo:padding-top="0.139cm" fo:padding-bottom="0.139cm" fo:padding-left="0.264cm" fo:padding-right="0.264cm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="Arrowheads_20_5" draw:marker-end-width="0.342cm" draw:fill="none" draw:fill-color="#729fcf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0000" draw:marker-start-width="0.242cm" draw:marker-end="Arrowheads_20_6" draw:marker-end-width="0.342cm" draw:fill="none" draw:fill-color="#729fcf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000000" draw:marker-start-width="0.242cm" draw:marker-end="Arrowheads_20_7" draw:marker-end-width="0.342cm" draw:fill="none" draw:fill-color="#729fcf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353cm" fo:min-width="3.903cm" fo:padding-top="0.139cm" fo:padding-bottom="0.139cm" fo:padding-left="0.264cm" fo:padding-right="0.264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="Arrowheads_20_8" draw:marker-end-width="0.342cm" draw:fill="none" draw:fill-color="#729fcf" draw:textarea-vertical-align="middle" fo:padding-top="0.139cm" fo:padding-bottom="0.139cm" fo:padding-left="0.264cm" fo:padding-right="0.264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="Arrowheads_20_10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2cm" draw:marker-end="Arrowheads_20_11" draw:marker-end-width="0.342cm" draw:fill="none" draw:fill-color="#729fcf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000000" draw:marker-start-width="0.242cm" draw:marker-end="Arrowheads_20_12" draw:marker-end-width="0.342cm" draw:fill="none" draw:fill-color="#000000" draw:textarea-vertical-align="middle" fo:padding-top="0.139cm" fo:padding-bottom="0.139cm" fo:padding-left="0.264cm" fo:padding-right="0.264cm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-width="0.242cm" draw:marker-end="Arrowheads_20_15" draw:marker-end-width="0.342cm" draw:fill="none" draw:fill-color="#afd095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Arrowheads_20_17" draw:marker-end-width="0.342cm" draw:fill="none" draw:fill-color="#afd095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000000" draw:marker-start-width="0.242cm" draw:marker-end="Arrowheads_20_18" draw:marker-end-width="0.342cm" draw:fill="none" draw:fill-color="#afd095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000000" draw:marker-start-width="0.242cm" draw:marker-end="Arrowheads_20_19" draw:marker-end-width="0.342cm" draw:fill="none" draw:fill-color="#afd095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000000" draw:marker-start-width="0.242cm" draw:marker-end="Arrowheads_20_20" draw:marker-end-width="0.342cm" draw:fill="none" draw:fill-color="#afd095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000000" draw:marker-start-width="0.242cm" draw:marker-end="Arrowheads_20_21" draw:marker-end-width="0.342cm" draw:fill="none" draw:fill-color="#afd095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000000" draw:marker-start-width="0.242cm" draw:marker-end="Arrowheads_20_22" draw:marker-end-width="0.342cm" draw:fill="none" draw:fill-color="#afd095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000000" draw:marker-start-width="0.242cm" draw:marker-end="Arrowheads_20_23" draw:marker-end-width="0.342cm" draw:fill="none" draw:fill-color="#afd095" draw:textarea-vertical-align="middle" fo:padding-top="0.139cm" fo:padding-bottom="0.139cm" fo:padding-left="0.264cm" fo:padding-right="0.264cm"/>
      <style:paragraph-properties style:writing-mode="lr-tb"/>
    </style:style>
    <style:style style:name="gr22" style:family="graphic" style:parent-style-name="objectwithoutfill">
      <style:graphic-properties svg:stroke-width="0.028cm" svg:stroke-color="#000000" draw:marker-start-width="0.242cm" draw:marker-end="Arrowheads_20_24" draw:marker-end-width="0.342cm" draw:fill="none" draw:fill-color="#afd095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svg:stroke-color="#000000" draw:marker-start-width="0.242cm" draw:marker-end="Arrowheads_20_25" draw:marker-end-width="0.342cm" draw:fill="none" draw:fill-color="#afd095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000000" draw:marker-start-width="0.242cm" draw:marker-end="Arrowheads_20_26" draw:marker-end-width="0.342cm" draw:fill="none" draw:fill-color="#afd095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0000" draw:marker-start-width="0.242cm" draw:marker-end="Arrowheads_20_27" draw:marker-end-width="0.342cm" draw:fill="none" draw:fill-color="#afd095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28cm" svg:stroke-color="#000000" draw:marker-start-width="0.241cm" draw:marker-end="Arrowheads_20_28" draw:marker-end-width="0.341cm" draw:fill="none" draw:fill-color="#afd095" draw:textarea-vertical-align="middle" fo:padding-top="0.138cm" fo:padding-bottom="0.138cm" fo:padding-left="0.263cm" fo:padding-right="0.263cm"/>
      <style:paragraph-properties style:writing-mode="lr-tb"/>
    </style:style>
    <style:style style:name="P1" style:family="paragraph">
      <style:paragraph-properties fo:text-align="center"/>
      <style:text-properties style:font-name="FreeSans" fo:font-size="10.6999998092651pt" style:font-size-asian="10pt" style:font-size-complex="10pt"/>
    </style:style>
    <style:style style:name="P2" style:family="paragraph">
      <loext:graphic-properties draw:fill-color="#f5c7e9"/>
      <style:paragraph-properties fo:text-align="center"/>
      <style:text-properties style:font-name="FreeSans" fo:font-size="10.6999998092651pt" style:font-size-asian="10pt" style:font-size-complex="10pt"/>
    </style:style>
    <style:style style:name="P3" style:family="paragraph">
      <style:paragraph-properties fo:text-align="center"/>
      <style:text-properties fo:font-size="10.6999998092651pt" style:font-size-asian="10pt" style:font-size-complex="10pt"/>
    </style:style>
    <style:style style:name="P4" style:family="paragraph">
      <loext:graphic-properties draw:fill-color="#c3e5fa"/>
      <style:paragraph-properties fo:text-align="center"/>
      <style:text-properties fo:font-size="10.6999998092651pt" style:font-size-asian="10pt" style:font-size-complex="10pt"/>
    </style:style>
    <style:style style:name="P5" style:family="paragraph">
      <style:paragraph-properties fo:text-align="center"/>
      <style:text-properties fo:font-size="10.1999998092651pt"/>
    </style:style>
    <style:style style:name="P6" style:family="paragraph">
      <loext:graphic-properties draw:fill-color="#c7f5d3"/>
      <style:paragraph-properties fo:text-align="center"/>
      <style:text-properties fo:font-size="10.1999998092651pt" style:font-size-asian="9.5pt" style:font-size-complex="9.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style:paragraph-properties fo:text-align="center"/>
      <style:text-properties fo:font-size="10.6999998092651pt"/>
    </style:style>
    <style:style style:name="P12" style:family="paragraph">
      <loext:graphic-properties draw:fill-color="#ffffa6"/>
      <style:paragraph-properties fo:text-align="center"/>
      <style:text-properties fo:font-size="10.6999998092651pt" style:font-size-asian="10pt" style:font-size-complex="10pt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0000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afd095"/>
      <style:paragraph-properties fo:text-align="center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afd095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Equaliser" draw:style-name="dp1" draw:master-page-name="Default">
        <draw:custom-shape draw:style-name="gr1" draw:text-style-name="P2" xml:id="id3" draw:id="id3" draw:layer="layout" svg:width="4.691cm" svg:height="1.15cm" svg:x="3.315cm" svg:y="1.25cm">
          <text:p text:style-name="P1"><text:span text:style-name="T1">Sta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037cm" svg:height="2.589cm" svg:x="2.142cm" svg:y="3.838cm">
          <text:p text:style-name="P3"><text:span text:style-name="T2">Convert to </text:span><text:span text:style-name="T2">frequency </text:span><text:span text:style-name="T2">domain via </text:span><text:span text:style-name="T2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.037cm" svg:height="2.589cm" svg:x="2.142cm" svg:y="7.577cm">
          <text:p text:style-name="P3"><text:span text:style-name="T2">Find desired </text:span><text:span text:style-name="T2">frequency range </text:span><text:span text:style-name="T2">in 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7.037cm" svg:height="2.589cm" svg:x="2.142cm" svg:y="11.315cm">
          <text:p text:style-name="P3"><text:span text:style-name="T2">Scale </text:span><text:span text:style-name="T2">magnitude of </text:span><text:span text:style-name="T2">next complex </text:span><text:span text:style-name="T2">FFT sample to </text:span><text:span text:style-name="T2">adjus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" draw:id="id1" draw:layer="layout" svg:width="7.037cm" svg:height="4.481cm" svg:x="2.142cm" svg:y="14.887cm">
          <text:p text:style-name="P5"><text:span text:style-name="T2">All samples process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2" draw:id="id2" draw:layer="layout" svg:width="7.037cm" svg:height="2.589cm" svg:x="12.305cm" svg:y="11.315cm">
          <text:p text:style-name="P3"><text:span text:style-name="T2">Fetch next complex FFT 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9.179cm" svg:y1="17.128cm" svg:x2="15.823cm" svg:y2="13.904cm" draw:start-shape="id1" draw:start-glue-point="7" draw:end-shape="id2" draw:end-glue-point="2" svg:d="M9179 17128h6644v-3224" svg:viewBox="0 0 6645 3225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no</text:span></text:p>
        </draw:connector>
        <draw:connector draw:style-name="gr5" draw:text-style-name="P9" draw:layer="layout" draw:type="line" svg:x1="5.66cm" svg:y1="2.4cm" svg:x2="5.66cm" svg:y2="3.838cm" draw:start-shape="id3" draw:start-glue-point="2" draw:end-shape="id4" draw:end-glue-point="0" svg:d="M5660 2400v1438" svg:viewBox="0 0 1 1439">
          <text:p/>
        </draw:connector>
        <draw:connector draw:style-name="gr6" draw:text-style-name="P10" draw:layer="layout" draw:type="line" svg:x1="5.66cm" svg:y1="6.427cm" svg:x2="5.66cm" svg:y2="7.577cm" draw:start-shape="id4" draw:start-glue-point="2" draw:end-shape="id5" draw:end-glue-point="0" svg:d="M5660 6427v1150" svg:viewBox="0 0 1 1151">
          <text:p/>
        </draw:connector>
        <draw:connector draw:style-name="gr7" draw:text-style-name="P10" draw:layer="layout" draw:type="line" svg:x1="5.66cm" svg:y1="10.166cm" svg:x2="5.66cm" svg:y2="11.315cm" draw:start-shape="id5" draw:start-glue-point="2" draw:end-shape="id6" svg:d="M5660 10166v1149" svg:viewBox="0 0 1 1150">
          <text:p/>
        </draw:connector>
        <draw:connector draw:style-name="gr8" draw:text-style-name="P10" draw:layer="layout" draw:type="line" svg:x1="5.66cm" svg:y1="13.904cm" svg:x2="5.66cm" svg:y2="14.887cm" draw:start-shape="id6" draw:start-glue-point="2" draw:end-shape="id1" draw:end-glue-point="4" svg:d="M5660 13904v983" svg:viewBox="0 0 1 984">
          <text:p/>
        </draw:connector>
        <draw:custom-shape draw:style-name="gr9" draw:text-style-name="P12" draw:layer="layout" svg:width="7.037cm" svg:height="2.589cm" svg:x="1.75cm" svg:y="25.983cm">
          <text:p text:style-name="P11"><text:span text:style-name="T2">Return </text:span><text:span text:style-name="T2">processed </text:span><text:span text:style-name="T2">audio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7" draw:id="id7" draw:layer="layout" svg:width="7.037cm" svg:height="2.589cm" svg:x="2.142cm" svg:y="21.094cm">
          <text:p text:style-name="P3"><text:span text:style-name="T2">Convert back to time domain via I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5.66cm" svg:y1="19.368cm" svg:x2="5.66cm" svg:y2="21.094cm" draw:start-shape="id1" draw:start-glue-point="6" draw:end-shape="id7" draw:end-glue-point="0" svg:d="M5660 19368v1726" svg:viewBox="0 0 1 1727">
          <text:p text:style-name="P7"><text:span text:style-name="T2"><text:s/></text:span><text:span text:style-name="T2">yes</text:span></text:p>
        </draw:connector>
        <draw:line draw:style-name="gr11" draw:text-style-name="P9" draw:layer="layout" svg:x1="5.66cm" svg:y1="23.682cm" svg:x2="5.66cm" svg:y2="25.983cm">
          <text:p/>
        </draw:line>
        <draw:connector draw:style-name="gr12" draw:text-style-name="P10" draw:layer="layout" draw:type="line" svg:x1="12.305cm" svg:y1="12.609cm" svg:x2="9.179cm" svg:y2="12.609cm" draw:start-shape="id2" draw:start-glue-point="3" draw:end-shape="id6" draw:end-glue-point="1" svg:d="M12305 12609h-3126" svg:viewBox="0 0 3127 1">
          <text:p/>
        </draw:connector>
      </draw:page>
      <draw:page draw:name="page2" draw:style-name="dp1" draw:master-page-name="Default">
        <draw:custom-shape draw:style-name="gr2" draw:text-style-name="P4" xml:id="id10" draw:id="id10" draw:layer="layout" svg:width="7.037cm" svg:height="2.589cm" svg:x="12.713cm" svg:y="4.5cm">
          <text:p text:style-name="P3"><text:span text:style-name="T2">All</text:span><text:span text:style-name="T2">oc</text:span><text:span text:style-name="T2">ate </text:span><text:span text:style-name="T2">buf</text:span><text:span text:style-name="T2">fer </text:span><text:span text:style-name="T2">wit</text:span><text:span text:style-name="T2">h </text:span><text:span text:style-name="T2">siz</text:span><text:span text:style-name="T2">e </text:span><text:span text:style-name="T2">pre</text:span><text:span text:style-name="T2">vio</text:span><text:span text:style-name="T2">usl</text:span><text:span text:style-name="T2">y </text:span><text:span text:style-name="T2">sp</text:span><text:span text:style-name="T2">eci</text:span><text:span text:style-name="T2">fie</text:span><text:span text:style-name="T2">d </text:span><text:span text:style-name="T2">by </text:span><text:span text:style-name="T2">us</text:span><text:span text:style-name="T2">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7.037cm" svg:height="4.481cm" svg:x="2.25cm" svg:y="3.5cm">
          <text:p text:style-name="P5"><text:span text:style-name="T2">Buffer previously allocat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9" draw:id="id9" draw:layer="layout" svg:width="7.037cm" svg:height="2.589cm" svg:x="2.287cm" svg:y="9.161cm">
          <text:p text:style-name="P3"><text:span text:style-name="T2">Delete N oldest audio samples in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5.768cm" svg:y1="7.981cm" svg:x2="5.805cm" svg:y2="9.161cm" draw:start-shape="id8" draw:start-glue-point="6" draw:end-shape="id9" draw:end-glue-point="0" svg:d="M5768 7981l37 1180" svg:viewBox="0 0 38 1181">
          <text:p text:style-name="P7"><text:span text:style-name="T2"><text:s/></text:span><text:span text:style-name="T2">yes</text:span></text:p>
        </draw:connector>
        <draw:line draw:style-name="gr11" draw:text-style-name="P9" draw:layer="layout" svg:x1="5.696cm" svg:y1="23.182cm" svg:x2="5.696cm" svg:y2="26cm">
          <text:p/>
        </draw:line>
        <draw:line draw:style-name="gr13" draw:text-style-name="P14" draw:layer="layout" svg:x1="9.25cm" svg:y1="5.75cm" svg:x2="12.75cm" svg:y2="5.75cm">
          <text:p text:style-name="P13"><text:span text:style-name="T2">no</text:span></text:p>
        </draw:line>
        <draw:line draw:style-name="gr14" draw:text-style-name="P15" draw:layer="layout" svg:x1="5.75cm" svg:y1="2.25cm" svg:x2="5.75cm" svg:y2="3.5cm">
          <text:p/>
        </draw:line>
        <draw:custom-shape draw:style-name="gr1" draw:text-style-name="P2" draw:layer="layout" svg:width="4.691cm" svg:height="1.15cm" svg:x="3.314cm" svg:y="1.25cm">
          <text:p text:style-name="P1"><text:span text:style-name="T1">Sta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7.037cm" svg:height="2.589cm" svg:x="2.287cm" svg:y="12.411cm">
          <text:p text:style-name="P3"><text:span text:style-name="T2">Shift audio samples in buffer downwards </text:span><text:span text:style-name="T2">to fill the gap 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7.037cm" svg:height="2.589cm" svg:x="2.287cm" svg:y="15.661cm">
          <text:p text:style-name="P3"><text:span text:style-name="T2">Store current audio samples in remaining </text:span><text:span text:style-name="T2">buffer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7.037cm" svg:height="2.589cm" svg:x="2.287cm" svg:y="18.911cm">
          <text:p text:style-name="P3"><text:span text:style-name="T2">Combine the audio samples buffer with the </text:span><text:span text:style-name="T2">current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5" draw:layer="layout" svg:x1="16.231cm" svg:y1="7.089cm" svg:x2="9.324cm" svg:y2="10.455cm" draw:start-shape="id10" draw:start-glue-point="2" draw:end-shape="id9" draw:end-glue-point="1" svg:d="M16231 7089v3366h-6907" svg:viewBox="0 0 6908 3367">
          <text:p/>
        </draw:connector>
        <draw:custom-shape draw:style-name="gr2" draw:text-style-name="P4" xml:id="id14" draw:id="id14" draw:layer="layout" svg:width="7.037cm" svg:height="2.589cm" svg:x="2.287cm" svg:y="22.411cm">
          <text:p text:style-name="P3"><text:span text:style-name="T2">Reduce the amplitude </text:span><text:span text:style-name="T2">(volume) of samples in </text:span><text:span text:style-name="T2">the audio buffer to </text:span><text:span text:style-name="T2">simulate energy lost to </text:span><text:span text:style-name="T2">surroun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7.037cm" svg:height="2.589cm" svg:x="1.75cm" svg:y="25.911cm">
          <text:p text:style-name="P11"><text:span text:style-name="T2">Return processed </text:span><text:span text:style-name="T2">audio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15" draw:layer="layout" draw:type="line" svg:x1="5.805cm" svg:y1="11.75cm" svg:x2="5.805cm" svg:y2="12.411cm" draw:start-shape="id9" draw:start-glue-point="2" draw:end-shape="id11" draw:end-glue-point="0" svg:d="M5805 11750v661" svg:viewBox="0 0 1 662">
          <text:p/>
        </draw:connector>
        <draw:connector draw:style-name="gr17" draw:text-style-name="P15" draw:layer="layout" draw:type="line" svg:x1="5.805cm" svg:y1="15cm" svg:x2="5.805cm" svg:y2="15.661cm" draw:start-shape="id11" draw:start-glue-point="2" draw:end-shape="id12" draw:end-glue-point="0" svg:d="M5805 15000v661" svg:viewBox="0 0 1 662">
          <text:p/>
        </draw:connector>
        <draw:connector draw:style-name="gr18" draw:text-style-name="P15" draw:layer="layout" draw:type="line" svg:x1="5.805cm" svg:y1="18.25cm" svg:x2="5.805cm" svg:y2="18.911cm" draw:start-shape="id12" draw:start-glue-point="2" draw:end-shape="id13" draw:end-glue-point="0" svg:d="M5805 18250v661" svg:viewBox="0 0 1 662">
          <text:p/>
        </draw:connector>
        <draw:connector draw:style-name="gr19" draw:text-style-name="P15" draw:layer="layout" draw:type="line" svg:x1="5.805cm" svg:y1="21.5cm" svg:x2="5.805cm" svg:y2="22.411cm" draw:start-shape="id13" draw:start-glue-point="2" draw:end-shape="id14" draw:end-glue-point="0" svg:d="M5805 21500v911" svg:viewBox="0 0 1 912">
          <text:p/>
        </draw:connector>
      </draw:page>
      <draw:page draw:name="page3" draw:style-name="dp1" draw:master-page-name="Default">
        <draw:custom-shape draw:style-name="gr1" draw:text-style-name="P2" xml:id="id15" draw:id="id15" draw:layer="layout" svg:width="4.691cm" svg:height="1.15cm" svg:x="3.314cm" svg:y="1.25cm">
          <text:p text:style-name="P1"><text:span text:style-name="T1">Star</text:span><text:span text:style-name="T1">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7.037cm" svg:height="2.589cm" svg:x="2.141cm" svg:y="3.838cm">
          <text:p text:style-name="P3"><text:span text:style-name="T2">Multiply next audio sample by volume </text:span><text:span text:style-name="T2">multiplier to reduce amplitu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7" draw:id="id17" draw:layer="layout" svg:width="7.037cm" svg:height="4.481cm" svg:x="2.25cm" svg:y="7.769cm">
          <text:p text:style-name="P5"><text:span text:style-name="T2">All samples </text:span><text:span text:style-name="T2">process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18" draw:id="id18" draw:layer="layout" svg:width="7.037cm" svg:height="2.589cm" svg:x="11.5cm" svg:y="8.75cm">
          <text:p text:style-name="P3"><text:span text:style-name="T2">Fetch next audio 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draw:type="line" svg:x1="5.659cm" svg:y1="2.4cm" svg:x2="5.659cm" svg:y2="3.838cm" draw:start-shape="id15" draw:start-glue-point="2" draw:end-shape="id16" draw:end-glue-point="0" svg:d="M5659 2400v1438" svg:viewBox="0 0 1 1439">
          <text:p/>
        </draw:connector>
        <draw:custom-shape draw:style-name="gr9" draw:text-style-name="P12" draw:layer="layout" svg:width="7.037cm" svg:height="2.589cm" svg:x="1.75cm" svg:y="14cm">
          <text:p text:style-name="P11"><text:span text:style-name="T2">Return processed </text:span><text:span text:style-name="T2">audio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8" draw:layer="layout" draw:type="line" svg:x1="5.768cm" svg:y1="12.25cm" svg:x2="5.745cm" svg:y2="14.004cm" draw:start-shape="id17" draw:start-glue-point="6" svg:d="M5768 12250l-23 1754" svg:viewBox="0 0 24 1755">
          <text:p text:style-name="P16"><text:s/>yes</text:p>
        </draw:connector>
        <draw:line draw:style-name="gr20" draw:text-style-name="P15" draw:layer="layout" svg:x1="5.75cm" svg:y1="6.5cm" svg:x2="5.75cm" svg:y2="7.75cm">
          <text:p/>
        </draw:line>
        <draw:line draw:style-name="gr21" draw:text-style-name="P17" draw:layer="layout" svg:x1="9.25cm" svg:y1="10cm" svg:x2="11.5cm" svg:y2="10cm">
          <text:p text:style-name="P7"><text:span text:style-name="T2">no</text:span></text:p>
        </draw:line>
        <draw:connector draw:style-name="gr22" draw:text-style-name="P15" draw:layer="layout" svg:x1="15.018cm" svg:y1="8.75cm" svg:x2="9.178cm" svg:y2="5.132cm" draw:start-shape="id18" draw:start-glue-point="0" draw:end-shape="id16" draw:end-glue-point="1" svg:d="M15018 8750v-3618h-5840" svg:viewBox="0 0 5841 3619">
          <text:p/>
        </draw:connector>
      </draw:page>
      <draw:page draw:name="page4" draw:style-name="dp1" draw:master-page-name="Default">
        <draw:line draw:style-name="gr20" draw:text-style-name="P15" draw:layer="layout" svg:x1="5.75cm" svg:y1="6.25cm" svg:x2="5.75cm" svg:y2="7.5cm">
          <text:p/>
        </draw:line>
        <draw:custom-shape draw:style-name="gr2" draw:text-style-name="P4" xml:id="id21" draw:id="id21" draw:layer="layout" svg:width="7.037cm" svg:height="2.589cm" svg:x="2.25cm" svg:y="3.75cm">
          <text:p text:style-name="P3"><text:span text:style-name="T2">Generate random number </text:span><text:span text:style-name="T2">from -1 to 1 (the range </text:span><text:span text:style-name="T2">that audio values in take </text:span><text:span text:style-name="T2">in normalised for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9" draw:id="id19" draw:layer="layout" svg:width="7.037cm" svg:height="4.481cm" svg:x="2.25cm" svg:y="14.519cm">
          <text:p text:style-name="P5"><text:span text:style-name="T2">All samples process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20" draw:id="id20" draw:layer="layout" svg:width="7.037cm" svg:height="2.589cm" svg:x="11.5cm" svg:y="7.4cm">
          <text:p text:style-name="P3"><text:span text:style-name="T2">Fetch next audio </text:span><text:span text:style-name="T2">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7.037cm" svg:height="2.589cm" svg:x="2cm" svg:y="20.5cm">
          <text:p text:style-name="P11"><text:span text:style-name="T2">Return processed audio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8" draw:layer="layout" draw:type="line" svg:x1="5.768cm" svg:y1="19cm" svg:x2="5.749cm" svg:y2="20.493cm" draw:start-shape="id19" draw:start-glue-point="6" svg:d="M5768 19000l-19 1493" svg:viewBox="0 0 20 1494">
          <text:p text:style-name="P16"><text:s/>yes</text:p>
        </draw:connector>
        <draw:connector draw:style-name="gr22" draw:text-style-name="P15" draw:layer="layout" svg:x1="15.018cm" svg:y1="7.4cm" svg:x2="9.287cm" svg:y2="5.044cm" draw:start-shape="id20" draw:start-glue-point="0" draw:end-shape="id21" draw:end-glue-point="1" svg:d="M15018 7400v-2356h-5731" svg:viewBox="0 0 5732 2357">
          <text:p/>
        </draw:connector>
        <draw:custom-shape draw:style-name="gr2" draw:text-style-name="P4" xml:id="id22" draw:id="id22" draw:layer="layout" svg:width="7.037cm" svg:height="2.589cm" svg:x="2.25cm" svg:y="7.411cm">
          <text:p text:style-name="P3"><text:span text:style-name="T2">Multiply chosen </text:span><text:span text:style-name="T2">random number by </text:span><text:span text:style-name="T2">intensity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5" draw:layer="layout" svg:x1="5.75cm" svg:y1="2.25cm" svg:x2="5.75cm" svg:y2="3.75cm">
          <text:p/>
        </draw:line>
        <draw:custom-shape draw:style-name="gr1" draw:text-style-name="P2" draw:layer="layout" svg:width="4.691cm" svg:height="1.15cm" svg:x="3.309cm" svg:y="1.251cm">
          <text:p text:style-name="P1"><text:span text:style-name="T1">Sta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7.037cm" svg:height="2.589cm" svg:x="2.25cm" svg:y="11.161cm">
          <text:p text:style-name="P3"><text:span text:style-name="T2">Multiply current audio </text:span><text:span text:style-name="T2">sample by chosen random </text:span><text:span text:style-name="T2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5" draw:layer="layout" draw:type="line" svg:x1="5.768cm" svg:y1="10cm" svg:x2="5.768cm" svg:y2="11.161cm" draw:start-shape="id22" draw:start-glue-point="2" draw:end-shape="id23" draw:end-glue-point="0" svg:d="M5768 10000v1161" svg:viewBox="0 0 1 1162">
          <text:p/>
        </draw:connector>
        <draw:connector draw:style-name="gr25" draw:text-style-name="P15" draw:layer="layout" draw:type="line" svg:x1="5.768cm" svg:y1="13.75cm" svg:x2="5.768cm" svg:y2="14.519cm" draw:start-shape="id23" draw:start-glue-point="2" draw:end-shape="id19" draw:end-glue-point="4" svg:d="M5768 13750v769" svg:viewBox="0 0 1 770">
          <text:p/>
        </draw:connector>
        <draw:connector draw:style-name="gr26" draw:text-style-name="P17" draw:layer="layout" svg:x1="9.287cm" svg:y1="16.76cm" svg:x2="15.018cm" svg:y2="9.989cm" draw:start-shape="id19" draw:start-glue-point="7" draw:end-shape="id20" draw:end-glue-point="2" svg:d="M9287 16760h5731v-6771" svg:viewBox="0 0 5732 6772">
          <text:p text:style-name="P7"><text:span text:style-name="T2"><text:s text:c="39"/></text:span><text:span text:style-name="T2"><text:s text:c="9"/></text:span><text:span text:style-name="T2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1:18:11.903416944</meta:creation-date>
    <dc:date>2023-11-01T22:18:15.312118234</dc:date>
    <meta:editing-duration>PT58M2S</meta:editing-duration>
    <meta:editing-cycles>41</meta:editing-cycles>
    <meta:generator>LibreOffice/7.5.7.1$Linux_X86_64 LibreOffice_project/50$Build-1</meta:generator>
    <meta:document-statistic meta:object-count="58"/>
  </office:meta>
</office:document-meta>
</file>